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cfb3" officeooo:paragraph-rsid="000ccfb3"/>
    </style:style>
    <style:style style:name="P2" style:family="paragraph" style:parent-style-name="Standard">
      <style:text-properties officeooo:rsid="000ccfb3" officeooo:paragraph-rsid="00138d74"/>
    </style:style>
    <style:style style:name="P3" style:family="paragraph" style:parent-style-name="Standard">
      <style:text-properties officeooo:rsid="00115530" officeooo:paragraph-rsid="00115530"/>
    </style:style>
    <style:style style:name="P4" style:family="paragraph" style:parent-style-name="Standard">
      <style:text-properties officeooo:rsid="001266ee" officeooo:paragraph-rsid="001266ee"/>
    </style:style>
    <style:style style:name="P5" style:family="paragraph" style:parent-style-name="Standard">
      <style:text-properties officeooo:paragraph-rsid="001266ee"/>
    </style:style>
    <style:style style:name="P6" style:family="paragraph" style:parent-style-name="Standard">
      <style:text-properties officeooo:paragraph-rsid="00138d74"/>
    </style:style>
    <style:style style:name="P7" style:family="paragraph" style:parent-style-name="Standard">
      <style:text-properties officeooo:rsid="00138d74" officeooo:paragraph-rsid="00138d74"/>
    </style:style>
    <style:style style:name="P8" style:family="paragraph" style:parent-style-name="Standard">
      <style:text-properties officeooo:rsid="0014e3e4" officeooo:paragraph-rsid="0014e3e4"/>
    </style:style>
    <style:style style:name="P9" style:family="paragraph" style:parent-style-name="Standard">
      <style:text-properties fo:font-weight="bold" officeooo:rsid="000ccfb3" officeooo:paragraph-rsid="00138d74" style:font-weight-asian="bold" style:font-weight-complex="bold"/>
    </style:style>
    <style:style style:name="P10" style:family="paragraph" style:parent-style-name="Standard">
      <style:text-properties officeooo:rsid="001266ee" officeooo:paragraph-rsid="001266ee"/>
    </style:style>
    <style:style style:name="P11" style:family="paragraph" style:parent-style-name="Standard" style:list-style-name="L1">
      <style:text-properties officeooo:rsid="001266ee" officeooo:paragraph-rsid="001266ee"/>
    </style:style>
    <style:style style:name="P12" style:family="paragraph" style:parent-style-name="Standard" style:list-style-name="L2">
      <style:text-properties officeooo:rsid="001266ee" officeooo:paragraph-rsid="001266ee"/>
    </style:style>
    <style:style style:name="P13" style:family="paragraph" style:parent-style-name="Standard" style:list-style-name="L1">
      <style:text-properties officeooo:rsid="0010603f" officeooo:paragraph-rsid="0010603f"/>
    </style:style>
    <style:style style:name="P14" style:family="paragraph" style:parent-style-name="Standard" style:list-style-name="L1">
      <style:text-properties officeooo:rsid="00115530" officeooo:paragraph-rsid="00115530"/>
    </style:style>
    <style:style style:name="P15" style:family="paragraph" style:parent-style-name="Standard" style:list-style-name="L2">
      <style:text-properties officeooo:rsid="00115530" officeooo:paragraph-rsid="00115530"/>
    </style:style>
    <style:style style:name="P16" style:family="paragraph" style:parent-style-name="Standard">
      <style:text-properties officeooo:rsid="00138d74" officeooo:paragraph-rsid="00138d74"/>
    </style:style>
    <style:style style:name="P17" style:family="paragraph" style:parent-style-name="Standard" style:list-style-name="L3">
      <style:text-properties officeooo:rsid="00138d74" officeooo:paragraph-rsid="00138d74"/>
    </style:style>
    <style:style style:name="P18" style:family="paragraph" style:parent-style-name="Standard" style:list-style-name="L4">
      <style:text-properties officeooo:rsid="00138d74" officeooo:paragraph-rsid="00138d74"/>
    </style:style>
    <style:style style:name="P19" style:family="paragraph" style:parent-style-name="Standard" style:list-style-name="L4">
      <style:text-properties officeooo:rsid="00138d74" officeooo:paragraph-rsid="0014e3e4"/>
    </style:style>
    <style:style style:name="P20" style:family="paragraph" style:parent-style-name="Standard" style:list-style-name="L3">
      <style:text-properties officeooo:rsid="0014e3e4" officeooo:paragraph-rsid="0014e3e4"/>
    </style:style>
    <style:style style:name="P21" style:family="paragraph" style:parent-style-name="Standard">
      <style:text-properties fo:font-weight="bold" officeooo:rsid="00138d74" officeooo:paragraph-rsid="00138d74" style:font-weight-asian="bold" style:font-weight-complex="bold"/>
    </style:style>
    <style:style style:name="P22" style:family="paragraph" style:parent-style-name="Standard">
      <style:text-properties fo:font-weight="bold" officeooo:rsid="000ccfb3" officeooo:paragraph-rsid="000ccfb3" style:font-weight-asian="bold" style:font-weight-complex="bold"/>
    </style:style>
    <style:style style:name="P23" style:family="paragraph" style:parent-style-name="Standard">
      <style:text-properties officeooo:rsid="0015938e" officeooo:paragraph-rsid="0015938e"/>
    </style:style>
    <style:style style:name="P24" style:family="paragraph" style:parent-style-name="Standard">
      <style:text-properties officeooo:paragraph-rsid="0015938e"/>
    </style:style>
    <style:style style:name="P25" style:family="paragraph" style:parent-style-name="Standard">
      <style:text-properties officeooo:rsid="001a97de" officeooo:paragraph-rsid="001a97de"/>
    </style:style>
    <style:style style:name="P26" style:family="paragraph" style:parent-style-name="Standard" style:list-style-name="L5">
      <style:text-properties officeooo:rsid="001a97de" officeooo:paragraph-rsid="001a97de"/>
    </style:style>
    <style:style style:name="P27" style:family="paragraph" style:parent-style-name="Standard" style:list-style-name="L6">
      <style:text-properties officeooo:rsid="001a97de" officeooo:paragraph-rsid="001a97de"/>
    </style:style>
    <style:style style:name="P28" style:family="paragraph" style:parent-style-name="Standard" style:list-style-name="L6">
      <style:text-properties officeooo:rsid="001c7ae4" officeooo:paragraph-rsid="001c7ae4"/>
    </style:style>
    <style:style style:name="P29" style:family="paragraph" style:parent-style-name="Standard" style:list-style-name="L6">
      <style:text-properties officeooo:rsid="001cb52d" officeooo:paragraph-rsid="001cb52d"/>
    </style:style>
    <style:style style:name="P30" style:family="paragraph" style:parent-style-name="Standard">
      <style:text-properties officeooo:rsid="001cb52d" officeooo:paragraph-rsid="001cb52d"/>
    </style:style>
    <style:style style:name="P31" style:family="paragraph" style:parent-style-name="Standard" style:list-style-name="L7">
      <style:text-properties officeooo:rsid="001cb52d" officeooo:paragraph-rsid="001cb52d"/>
    </style:style>
    <style:style style:name="P32" style:family="paragraph" style:parent-style-name="Standard">
      <style:text-properties fo:font-weight="normal" officeooo:rsid="000ccfb3" officeooo:paragraph-rsid="000ccfb3" style:font-weight-asian="normal" style:font-weight-complex="normal"/>
    </style:style>
    <style:style style:name="P33" style:family="paragraph" style:parent-style-name="Standard">
      <style:text-properties officeooo:paragraph-rsid="001cb52d"/>
    </style:style>
    <style:style style:name="P34" style:family="paragraph" style:parent-style-name="Standard" style:list-style-name="L7">
      <style:text-properties officeooo:paragraph-rsid="001cb52d"/>
    </style:style>
    <style:style style:name="P35" style:family="paragraph" style:parent-style-name="Standard" style:list-style-name="L12">
      <style:text-properties officeooo:rsid="001e5160" officeooo:paragraph-rsid="001e5160"/>
    </style:style>
    <style:style style:name="P36" style:family="paragraph" style:parent-style-name="Standard">
      <style:paragraph-properties fo:break-before="page"/>
      <style:text-properties officeooo:paragraph-rsid="00138d74"/>
    </style:style>
    <style:style style:name="T1" style:family="text">
      <style:text-properties officeooo:rsid="00138d74"/>
    </style:style>
    <style:style style:name="T2" style:family="text">
      <style:text-properties officeooo:rsid="0015938e"/>
    </style:style>
    <style:style style:name="T3" style:family="text">
      <style:text-properties fo:font-weight="bold" officeooo:rsid="0019a177" style:font-weight-asian="bold" style:font-weight-complex="bold"/>
    </style:style>
    <style:style style:name="T4" style:family="text">
      <style:text-properties fo:font-weight="bold" officeooo:rsid="00138d74"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cb52d" style:font-weight-asian="normal" style:font-weight-complex="normal"/>
    </style:style>
    <style:style style:name="T7" style:family="text">
      <style:text-properties officeooo:rsid="001d8f32"/>
    </style:style>
    <style:style style:name="T8" style:family="text">
      <style:text-properties officeooo:rsid="001e516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Software Developer.</text:p>
      <text:p text:style-name="P1"/>
      <text:p text:style-name="P4">The role will see you designing a large part of our app functionality through the use of multiple coding languages, you will work along side the other team members to create a user friendly, functional and safe application that looks great and is easy to use.</text:p>
      <text:p text:style-name="P4">You will be expected to work 4-6 hours a day and will have generous lunch breaks provided as within our company we believe that a relaxed worker works better than a stressed one.</text:p>
      <text:p text:style-name="P4">We are based out of Melbourne Australia and would prefer the applicant to be based in this area but if the right person is found we can have flexibility in that area.</text:p>
      <text:p text:style-name="P5"/>
      <text:p text:style-name="P4">Required Skills/<text:span text:style-name="T8">Traits</text:span>:</text:p>
      <text:list xml:id="list3468578657" text:style-name="L1">
        <text:list-item>
          <text:p text:style-name="P13">Minimum 4 years experience developing applications.</text:p>
        </text:list-item>
        <text:list-item>
          <text:p text:style-name="P13">Wide range of coding languages with the desire to learn more as required.</text:p>
        </text:list-item>
        <text:list-item>
          <text:p text:style-name="P13">Ability to take directions and work in autonomy.</text:p>
        </text:list-item>
        <text:list-item>
          <text:p text:style-name="P14">Creative approach to common coding problems.</text:p>
        </text:list-item>
        <text:list-item>
          <text:p text:style-name="P11">Can write clean and understandable code with easy to understand instructions of how to edit code.</text:p>
        </text:list-item>
      </text:list>
      <text:p text:style-name="P3"/>
      <text:p text:style-name="P3">Desired Skills/<text:span text:style-name="T1">Traits</text:span></text:p>
      <text:list xml:id="list2439251738" text:style-name="L2">
        <text:list-item>
          <text:p text:style-name="P15">Love for plants and botany.</text:p>
        </text:list-item>
        <text:list-item>
          <text:p text:style-name="P15">Diverse knowledge of current trends in the app world</text:p>
        </text:list-item>
        <text:list-item>
          <text:p text:style-name="P12">Fun personality and ability to work within a small team.</text:p>
        </text:list-item>
        <text:list-item>
          <text:p text:style-name="P12">Ability to keep your cool in high pressure situations.</text:p>
        </text:list-item>
      </text:list>
      <text:p text:style-name="P1"/>
      <text:p text:style-name="P9">Marketing Manager.</text:p>
      <text:p text:style-name="P2"/>
      <text:p text:style-name="P8">The role will have you overseeing our marketing both digital and print for our application</text:p>
      <text:p text:style-name="P8">You will be required to work within a small team based in Melbourne. A successful applicant will have a customer focused approach to marketing as we don’t believe in forcing our product down peoples throats. This will require you to be creative and entrepreneurial in your marketing strategy. Your main role will be to make people realise that ‘iplantified’ is the only that app that people require to maintain their house plants, with strategies to expand the applications applications</text:p>
      <text:p text:style-name="P2"/>
      <text:p text:style-name="P7">Required Skills/<text:span text:style-name="T8">Traits</text:span></text:p>
      <text:list xml:id="list4008957933" text:style-name="L3">
        <text:list-item>
          <text:p text:style-name="P17">Minimum of a bachelors degree in marketing and advertising</text:p>
        </text:list-item>
        <text:list-item>
          <text:p text:style-name="P20">Solid creative design skills.</text:p>
        </text:list-item>
        <text:list-item>
          <text:p text:style-name="P17">Creative approach to marketing.</text:p>
        </text:list-item>
        <text:list-item>
          <text:p text:style-name="P17">Provable portfolio of positive work.</text:p>
        </text:list-item>
        <text:list-item>
          <text:p text:style-name="P20">In depth knowledge of botany and how to care for house plants</text:p>
        </text:list-item>
      </text:list>
      <text:p text:style-name="P7"/>
      <text:p text:style-name="P7">Desired Skills/Traits</text:p>
      <text:list xml:id="list1236406233" text:style-name="L4">
        <text:list-item>
          <text:p text:style-name="P18">Love for plants and botany</text:p>
        </text:list-item>
        <text:list-item>
          <text:p text:style-name="P18">Thriving house plants</text:p>
        </text:list-item>
        <text:list-item>
          <text:p text:style-name="P18">Up to date knowledge of current trends with a ‘finger on the pulse’ within the marketing industry.</text:p>
        </text:list-item>
        <text:list-item>
          <text:p text:style-name="P19">Fun and easy going personality able to work in small teams.</text:p>
        </text:list-item>
      </text:list>
      <text:p text:style-name="P6"/>
      <text:p text:style-name="P6"/>
      <text:p text:style-name="P21"/>
      <text:p text:style-name="P36"><text:span text:style-name="T4">B</text:span><text:span text:style-name="T3">otanical</text:span><text:span text:style-name="T4"> Researcher.</text:span></text:p>
      <text:p text:style-name="P21"/>
      <text:p text:style-name="P24"><text:span text:style-name="T2">This role will have a competent applicant with experience in botany and plant identification. You will be required to provide information on various common house plants.<text:line-break/>Your role will encompass all the collection and assembly of data relating to the house plants within our app, the collection and suggestion of new plants that can be included within the app.</text:span></text:p>
      <text:p text:style-name="P25">You will work along side our marketing manager and software developer to create accurate and location based plant care.</text:p>
      <text:p text:style-name="P25"/>
      <text:p text:style-name="P25">Required Skills/Traits</text:p>
      <text:list xml:id="list1935959273" text:style-name="L5">
        <text:list-item>
          <text:p text:style-name="P26">Formal education in botany or plant care, or equivalent experience in a similar role.</text:p>
        </text:list-item>
        <text:list-item>
          <text:p text:style-name="P26">Deep knowledge of plants and botany and the required care to keep house plants thriving.</text:p>
        </text:list-item>
        <text:list-item>
          <text:p text:style-name="P26">Great written skills with a proven ability to write engaging and informative reports on plants.</text:p>
        </text:list-item>
      </text:list>
      <text:p text:style-name="P25"/>
      <text:p text:style-name="P25">Desired Skills/Traits</text:p>
      <text:list xml:id="list2200567729" text:style-name="L6">
        <text:list-item>
          <text:p text:style-name="P27">Love of plants and botany.</text:p>
        </text:list-item>
        <text:list-item>
          <text:p text:style-name="P28">Ability to work within a team.</text:p>
        </text:list-item>
        <text:list-item>
          <text:p text:style-name="P29">High attention to detail</text:p>
        </text:list-item>
      </text:list>
      <text:p text:style-name="P23"/>
      <text:p text:style-name="P22">Cybersecurity Expert.</text:p>
      <text:p text:style-name="P32"/>
      <text:p text:style-name="P33"><text:span text:style-name="T6">In your role you will be in charge of the companies security interests, as more and more threats are arising every day you must be continually expanding your knowledge of the cybersecurity industry while actively implementing security fixes. You will be working alongside our software developer to create a safe and secure system that prevents the data of our customers from ever being compromised.</text:span></text:p>
      <text:p text:style-name="P33"><text:span text:style-name="T6"/></text:p>
      <text:p text:style-name="P30"><text:span text:style-name="T5">Required Skills/Traits</text:span></text:p>
      <text:list xml:id="list4113718772" text:style-name="L7">
        <text:list-item>
          <text:p text:style-name="P31"><text:span text:style-name="T5">Minimum 4 years experience in the Cybersecurity industry</text:span></text:p>
        </text:list-item>
        <text:list-item>
          <text:p text:style-name="P34"><text:span text:style-name="T6">Bachelor of computer science with a major in security systems administration</text:span></text:p>
        </text:list-item>
        <text:list-item>
          <text:p text:style-name="P34"><text:span text:style-name="T6">ISC^2 – Certified Information Systems Security Professional (CISSP)</text:span></text:p>
        </text:list-item>
        <text:list-item>
          <text:p text:style-name="P34">ISACA – Certified Risk and Information Systems Controls (CRISC)</text:p>
        </text:list-item>
        <text:list-item>
          <text:p text:style-name="P34">SANS – GIAC Security Expert (GSE) </text:p>
        </text:list-item>
        <text:list-item>
          <text:p text:style-name="P31">Forward thinking in terms of security, we would rather spend more time on solutions that may not come to be compromised than cut corners and risk exposure.</text:p>
        </text:list-item>
      </text:list>
      <text:p text:style-name="P30"/>
      <text:p text:style-name="P30">Desired <text:span text:style-name="T7">Skills/</text:span>Traits</text:p>
      <text:list xml:id="list2217344982" text:style-name="L12">
        <text:list-item>
          <text:p text:style-name="P35">Love of botany and plants.</text:p>
        </text:list-item>
        <text:list-item>
          <text:p text:style-name="P35">Keen to work in a team environment</text:p>
        </text:list-item>
        <text:list-item>
          <text:p text:style-name="P35">Fun attitude.</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6T16:20:03.976000000</meta:creation-date>
    <dc:date>2019-11-07T00:29:14.033000000</dc:date>
    <meta:editing-duration>PT14M41S</meta:editing-duration>
    <meta:editing-cycles>2</meta:editing-cycles>
    <meta:generator>LibreOffice/6.3.2.2$Windows_X86_64 LibreOffice_project/98b30e735bda24bc04ab42594c85f7fd8be07b9c</meta:generator>
    <meta:document-statistic meta:table-count="0" meta:image-count="0" meta:object-count="0" meta:page-count="2" meta:paragraph-count="53" meta:word-count="695" meta:character-count="4134" meta:non-whitespace-character-count="3521"/>
  </office:meta>
</office:document-meta>
</file>